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399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text-align="center" style:justify-single-word="false"/>
      <style:text-properties fo:color="#076dd8" loext:opacity="100%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3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officeooo:rsid="00102535" officeooo:paragraph-rsid="00102535"/>
    </style:style>
    <style:style style:name="P7" style:family="paragraph" style:parent-style-name="Text_20_body">
      <style:text-properties style:text-underline-style="none" officeooo:rsid="0011dc16" officeooo:paragraph-rsid="0011dc16"/>
    </style:style>
    <style:style style:name="P8" style:family="paragraph" style:parent-style-name="Text_20_body">
      <style:text-properties style:text-underline-style="none" officeooo:rsid="00134e84" officeooo:paragraph-rsid="00134e84"/>
    </style:style>
    <style:style style:name="P9" style:family="paragraph" style:parent-style-name="Text_20_body">
      <style:text-properties style:text-underline-style="none" officeooo:rsid="00152ecf" officeooo:paragraph-rsid="00152ecf"/>
    </style:style>
    <style:style style:name="T1" style:family="text">
      <style:text-properties fo:color="#076dd8" loext:opacity="100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2ec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Title">SEGUNDA EVA: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1"><text:a xlink:type="simple" xlink:href="#__RefHeading___Toc106_742291390" text:style-name="Index_20_Link" text:visited-style-name="Index_20_Link">-PROYECTO INTEGRADO<text:tab/>1</text:a></text:p>
          <text:p text:style-name="P1"><text:a xlink:type="simple" xlink:href="#__RefHeading___Toc108_742291390" text:style-name="Index_20_Link" text:visited-style-name="Index_20_Link">-TEMA ACCESIBILIDAD<text:tab/>1</text:a></text:p>
          <text:p text:style-name="P2"><text:a xlink:type="simple" xlink:href="#__RefHeading___Toc110_742291390" text:style-name="Index_20_Link" text:visited-style-name="Index_20_Link">INTRODUCCIÓN ACCESIBILIDAD:<text:tab/>1</text:a></text:p>
        </text:index-body>
      </text:table-of-content>
      <text:p text:style-name="P6"/>
      <text:h text:style-name="P3" text:outline-level="2"><text:bookmark-start text:name="__RefHeading___Toc106_742291390"/>-PROYECTO INTEGRADO:<text:bookmark-end text:name="__RefHeading___Toc106_742291390"/></text:h>
      <text:p text:style-name="Text_20_body"/>
      <text:h text:style-name="P4" text:outline-level="2"><text:bookmark-start text:name="__RefHeading___Toc108_742291390"/><text:span text:style-name="T1">-TEMA ACCESIBILIDAD:</text:span><text:bookmark-end text:name="__RefHeading___Toc108_742291390"/></text:h>
      <text:h text:style-name="P5" text:outline-level="3"><text:bookmark-start text:name="__RefHeading___Toc110_742291390"/>-INTRODUCCIÓN ACCESIBILIDAD:<text:bookmark-end text:name="__RefHeading___Toc110_742291390"/></text:h>
      <text:p text:style-name="P7"/>
      <text:p text:style-name="P8">1-Conceptos generales:</text:p>
      <text:p text:style-name="P7">Una interfaz debe ser usable, visual, educativa y actualizada</text:p>
      <text:p text:style-name="P8">¿Porque?</text:p>
      <text:p text:style-name="P8">-<text:span text:style-name="T3">Igualdad entre clientes/usuarios.</text:span></text:p>
      <text:p text:style-name="P8">-En algunos países es obligatorio</text:p>
      <text:p text:style-name="P8">-No se deben excluir potenciales clientes/visitantes `potenciales.</text:p>
      <text:p text:style-name="P8">-Los sitios accesibles suelen estar mejor situados en los motores de b<text:span text:style-name="T3">ú</text:span>squeda</text:p>
      <text:p text:style-name="P8">-Buena ética</text:p>
      <text:p text:style-name="P8">-<text:span text:style-name="T3">Si seguimos los estándares , no deberemos realizar grandes cambios a posteriori.</text:span></text:p>
      <text:p text:style-name="P7">-<text:span text:style-name="T3">Multiples beneficios para todos.</text:span></text:p>
      <text:p text:style-name="P7"/>
      <text:p text:style-name="P8">2-Tipos de discapacidad:</text:p>
      <text:p text:style-name="P8">→ Visual:</text:p>
      <text:p text:style-name="P8"><text:tab/>-Disminución visual</text:p>
      <text:p text:style-name="P8"><text:tab/>-Tipos de ceguera: </text:p>
      <text:p text:style-name="P8"><text:tab/><text:tab/>Total</text:p>
      <text:p text:style-name="P8"><text:tab/><text:tab/>Legal</text:p>
      <text:p text:style-name="P8"><text:tab/><text:tab/>Visión parcial</text:p>
      <text:p text:style-name="P8"><text:soft-page-break/>→ Motriz</text:p>
      <text:p text:style-name="P8"><text:tab/>-movimientos limitados</text:p>
      <text:p text:style-name="P8"><text:tab/>-falta de coordinación</text:p>
      <text:p text:style-name="P8"><text:tab/>-falta de fuerza extremidades</text:p>
      <text:p text:style-name="P8">→ Auditiva</text:p>
      <text:p text:style-name="P8">→ Cognitiva</text:p>
      <text:p text:style-name="P8">3-Tecnología asistencial:</text:p>
      <text:p text:style-name="P8"/>
      <text:p text:style-name="P9">4-¿Que hace un sitio web accesible?</text:p>
      <text:p text:style-name="P9">→Estructura semántica de la página</text:p>
      <text:p text:style-name="P9">→ Contenido alternativo</text:p>
      <text:p text:style-name="P9">→Elementos de interacción</text:p>
      <text:p text:style-name="P9"/>
      <text:p text:style-name="P8"/>
      <text:p text:style-name="P7"/>
      <text:p text:style-name="Text_20_body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dee6ef" draw:end-color="#dee6ef" draw:start-intensity="100%" draw:end-intensity="100%" draw:angle="1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fo:background-color="#dee6ef" style:writing-mode="lr-tb" draw:fill="gradient" draw:fill-gradient-name="Gradient_20_1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1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3T08:34:14.551000000</meta:creation-date>
    <meta:generator>LibreOffice/7.3.3.2$Windows_X86_64 LibreOffice_project/d1d0ea68f081ee2800a922cac8f79445e4603348</meta:generator>
    <dc:date>2022-11-23T09:17:30.649000000</dc:date>
    <meta:editing-duration>PT12M8S</meta:editing-duration>
    <meta:editing-cycles>3</meta:editing-cycles>
    <meta:document-statistic meta:table-count="0" meta:image-count="0" meta:object-count="0" meta:page-count="2" meta:paragraph-count="36" meta:word-count="123" meta:character-count="934" meta:non-whitespace-character-count="835"/>
  </office:meta>
</office:document-meta>
</file>